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59.18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7.43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9.33mm"/>
    </style:style>
    <style:style style:name="co16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5983b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e8f2a1"/>
    </style:style>
    <style:style style:name="ce14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18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CA -&gt; DIM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number-columns-repeated="2" table:default-cell-style-name="ce5"/>
        <table:table-column table:style-name="co10" table:default-cell-style-name="ce5"/>
        <table:table-column table:style-name="co1" table:default-cell-style-name="ce5"/>
        <table:table-column table:style-name="co11" table:default-cell-style-name="Default"/>
        <table:table-column table:style-name="co12" table:number-columns-repeated="2" table:default-cell-style-name="ce14"/>
        <table:table-column table:style-name="co13" table:number-columns-repeated="8" table:default-cell-style-name="ce14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PD[12]</text:p>
          </table:table-cell>
          <table:table-cell office:value-type="string" calcext:value-type="string">
            <text:p>SPD[6]*SPD[12]</text:p>
          </table:table-cell>
          <table:table-cell office:value-type="string" calcext:value-type="string">
            <text:p>SPD[4]</text:p>
          </table:table-cell>
          <table:table-cell office:value-type="string" calcext:value-type="string">
            <text:p>SPD[13]</text:p>
          </table:table-cell>
          <table:table-cell office:value-type="string" calcext:value-type="string">
            <text:p>SPD[6]</text:p>
          </table:table-cell>
          <table:table-cell/>
          <table:table-cell table:style-name="Default" office:value-type="string" calcext:value-type="string">
            <text:p>8.1.14.1</text:p>
          </table:table-cell>
          <table:table-cell table:number-columns-repeated="2" office:value-type="string" calcext:value-type="string">
            <text:p>SPD[5]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office:value-type="string" calcext:value-type="string">
            <text:p>master ranks</text:p>
          </table:table-cell>
          <table:table-cell office:value-type="string" calcext:value-type="string">
            <text:p>slave ranks</text:p>
          </table:table-cell>
          <table:table-cell office:value-type="string" calcext:value-type="string">
            <text:p>density (Gb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table:style-name="Default" office:value-type="string" calcext:value-type="string">
            <text:p>size (GB)</text:p>
          </table:table-cell>
          <table:table-cell office:value-type="string" calcext:value-type="string">
            <text:p>col bits</text:p>
          </table:table-cell>
          <table:table-cell office:value-type="string" calcext:value-type="string">
            <text:p>row bits</text:p>
          </table:table-cell>
          <table:table-cell/>
          <table:table-cell table:style-name="Default" office:value-type="string" calcext:value-type="string">
            <text:p>same as</text:p>
          </table:table-cell>
          <table:table-cell table:style-name="Default" office:value-type="string" calcext:value-type="string">
            <text:p>based on</text:p>
          </table:table-cell>
          <table:table-cell table:style-name="Default" office:value-type="string" calcext:value-type="string">
            <text:p>modification(s)</text:p>
          </table:table-cell>
          <table:table-cell table:style-name="Default"/>
          <table:table-cell/>
          <table:table-cell table:style-name="Default" office:value-type="string" calcext:value-type="string">
            <text:p>BG1</text:p>
          </table:table-cell>
          <table:table-cell table:style-name="Default" office:value-type="string" calcext:value-type="string">
            <text:p>BG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C9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office:annotation draw:style-name="gr1" draw:text-style-name="P2" svg:width="28.99mm" svg:height="17.99mm" svg:x="458.31mm" svg:y="0mm" draw:caption-point-x="-6.1mm" draw:caption-point-y="4.61mm">
              <dc:date>2021-01-18T00:00:00</dc:date>
              <text:p text:style-name="P1"><text:span text:style-name="T1">M and S bits are reversed, M1 and S2 are LSBs</text:span></text:p>
              <text:p text:style-name="P1"><text:span text:style-name="T1"/></text:p>
            </office:annotation>
            <text:p>M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office:annotation draw:style-name="gr2" draw:text-style-name="P2" svg:width="28.99mm" svg:height="21.76mm" svg:x="504.7mm" svg:y="0mm" draw:caption-point-x="-6.1mm" draw:caption-point-y="4.61mm">
              <dc:date>2021-01-18T00:00:00</dc:date>
              <text:p text:style-name="P1"><text:span text:style-name="T1">Set according to the bigger DIMM, only when there are 2 DIMMs</text:span></text:p>
            </office:annotation>
            <text:p>D bit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 table:number-columns-spanned="1" table:number-rows-spanned="6">
            <text:p>1</text:p>
          </table:table-cell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24">
            <text:p>„1H”</text:p>
          </table:table-cell>
          <table:table-cell table:style-name="ce3" office:value-type="string" calcext:value-type="string" table:number-columns-spanned="1" table:number-rows-spanned="24">
            <text:p>SDP, DDP, QDP </text:p>
          </table:table-cell>
          <table:table-cell table:formula="of:=[.B3]*(8/[.D3])*[.C3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3]/[.D3]; 2) + 16" office:value-type="float" office:value="16" calcext:value-type="float">
            <text:p>16</text:p>
          </table:table-cell>
          <table:table-cell table:style-name="ce1" office:value-type="string" calcext:value-type="string" table:number-columns-spanned="1" table:number-rows-spanned="6">
            <text:p>not all 1R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table:number-columns-repeated="2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3" draw:text-style-name="P2" svg:width="28.99mm" svg:height="65.21mm" svg:x="504.7mm" svg:y="0mm" draw:caption-point-x="-6.1mm" draw:caption-point-y="9.13mm">
              <dc:date>2021-01-18T00:00:00</dc:date>
              <text:p text:style-name="P1"><text:span text:style-name="T1">Not all 1R – either:</text:span><text:span text:style-name="T1"><text:line-break/></text:span><text:span text:style-name="T1">a) we are the only DIMM</text:span><text:span text:style-name="T1"><text:line-break/></text:span><text:span text:style-name="T1">b) the other DIMM is bigger</text:span><text:span text:style-name="T1"><text:line-break/></text:span><text:span text:style-name="T1"><text:line-break/></text:span><text:span text:style-name="T1">b) is impossible according to allowable DIMM mixing – table 10-2 https://ibm.ent.box.com/s/tmklq90ze7aj8f4n32er1mu3sy9u8k3k</text:span></text:p>
            </office:annotation>
            <text:p>-</text:p>
          </table:table-cell>
          <table:table-cell/>
          <table:table-cell table:style-name="ce23" office:value-type="string" calcext:value-type="string" table:number-columns-spanned="3" table:number-rows-spanned="12">
            <text:p>In both cases of 1R the mappings are identical for all width/density configurations (across one of two cases), except some row bits are not present in smaller devices</text:p>
          </table:table-cell>
          <table:covered-table-cell table:number-columns-repeated="2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4]*(8/[.D4])*[.C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4]/[.D4]; 2) + 16" office:value-type="float" office:value="17" calcext:value-type="float">
            <text:p>17</text:p>
          </table:table-cell>
          <table:covered-table-cell/>
          <table:table-cell table:style-name="ce7"/>
          <table:table-cell table:style-name="ce7" office:value-type="string" calcext:value-type="string">
            <text:p>1,1,4,4</text:p>
          </table:table-cell>
          <table:table-cell table:style-name="ce7" office:value-type="string" calcext:value-type="string">
            <text:p>+ 1 row</text:p>
          </table:table-cell>
          <table:table-cell table:style-name="ce7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" calcext:value-type="float">
            <text:p>1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5]*(8/[.D5])*[.C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5]/[.D5]; 2) + 16" office:value-type="float" office:value="18" calcext:value-type="float">
            <text:p>18</text:p>
          </table:table-cell>
          <table:covered-table-cell/>
          <table:table-cell table:style-name="ce7"/>
          <table:table-cell table:style-name="ce7" office:value-type="string" calcext:value-type="string">
            <text:p>1,1,8,4</text:p>
          </table:table-cell>
          <table:table-cell table:style-name="ce7" office:value-type="string" calcext:value-type="string">
            <text:p>+ 1 row</text:p>
          </table:table-cell>
          <table:table-cell table:style-name="ce7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6]*(8/[.D6])*[.C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LOG([.C6]/[.D6]; 2) + 16" office:value-type="float" office:value="15" calcext:value-type="float">
            <text:p>15</text:p>
          </table:table-cell>
          <table:covered-table-cell/>
          <table:table-cell table:style-name="ce7"/>
          <table:table-cell table:style-name="ce7" office:value-type="string" calcext:value-type="string">
            <text:p>1,1,4,4</text:p>
          </table:table-cell>
          <table:table-cell table:style-name="ce7" office:value-type="string" calcext:value-type="string">
            <text:p>- 1 row</text:p>
          </table:table-cell>
          <table:table-cell table:style-name="ce7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7]*(8/[.D7])*[.C7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7]/[.D7]; 2) + 16" office:value-type="float" office:value="16" calcext:value-type="float">
            <text:p>16</text:p>
          </table:table-cell>
          <table:covered-table-cell/>
          <table:table-cell table:style-name="ce7" office:value-type="string" calcext:value-type="string">
            <text:p>1,1,4,4</text:p>
          </table:table-cell>
          <table:table-cell table:style-name="ce7" table:number-columns-repeated="3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8]*(8/[.D8])*[.C8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8]/[.D8]; 2) + 16" office:value-type="float" office:value="17" calcext:value-type="float">
            <text:p>17</text:p>
          </table:table-cell>
          <table:covered-table-cell/>
          <table:table-cell table:style-name="ce7" office:value-type="string" calcext:value-type="string">
            <text:p>1,1,8,4</text:p>
          </table:table-cell>
          <table:table-cell table:style-name="ce7" table:number-columns-repeated="3"/>
          <table:table-cell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" calcext:value-type="float" table:number-columns-spanned="1" table:number-rows-spanned="6">
            <text:p>1</text:p>
          </table:table-cell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covered-table-cell table:style-name="ce1"/>
          <table:covered-table-cell table:style-name="ce3"/>
          <table:table-cell table:formula="of:=[.B9]*(8/[.D9])*[.C9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9]/[.D9]; 2) + 16" office:value-type="float" office:value="16" calcext:value-type="float">
            <text:p>16</text:p>
          </table:table-cell>
          <table:table-cell table:style-name="ce1" office:value-type="string" calcext:value-type="string" table:number-columns-spanned="1" table:number-rows-spanned="6">
            <text:p>all 1R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table:number-columns-repeated="2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float" office:value="29" calcext:value-type="float">
            <office:annotation draw:style-name="gr4" draw:text-style-name="P2" svg:width="28.99mm" svg:height="120.51mm" svg:x="504.7mm" svg:y="21.12mm" draw:caption-point-x="-6.1mm" draw:caption-point-y="15.1mm">
              <dc:date>2021-01-21T00:00:00</dc:date>
              <text:p text:style-name="P1"><text:span text:style-name="T1">We can mix different densities, which means we can have e.g. 1R 8Gbx4 and 1R 4Gbx4 according to populating rules. In that case we would have D bit that is not the most significant (used) bit of address. This would result in stripes of holes for the smaller DIMM for addresses that have both bit 5 and bit 29 (in this particular case) set.</text:span></text:p>
              <text:p text:style-name="P1"><text:span text:style-name="T1"/></text:p>
              <text:p text:style-name="P1"><text:span text:style-name="T1">We cannot assign PA 29 to R15 because R15 field has only 3 bits in the register.</text:span></text:p>
            </office:annotation>
            <text:p>29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10]*(8/[.D10])*[.C1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10]/[.D10]; 2) + 16" office:value-type="float" office:value="17" calcext:value-type="float">
            <text:p>17</text:p>
          </table:table-cell>
          <table:covered-table-cell/>
          <table:table-cell table:style-name="ce8"/>
          <table:table-cell table:style-name="ce8" office:value-type="string" calcext:value-type="string">
            <text:p>1,1,4,4</text:p>
          </table:table-cell>
          <table:table-cell table:style-name="ce8" office:value-type="string" calcext:value-type="string">
            <text:p>+ 1 row</text:p>
          </table:table-cell>
          <table:table-cell table:style-name="ce8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29" calcext:value-type="float">
            <text:p>29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" calcext:value-type="float">
            <text:p>1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11]*(8/[.D11])*[.C11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11]/[.D11]; 2) + 16" office:value-type="float" office:value="18" calcext:value-type="float">
            <text:p>18</text:p>
          </table:table-cell>
          <table:covered-table-cell/>
          <table:table-cell table:style-name="ce8"/>
          <table:table-cell table:style-name="ce8" office:value-type="string" calcext:value-type="string">
            <text:p>1,1,8,4</text:p>
          </table:table-cell>
          <table:table-cell table:style-name="ce8" office:value-type="string" calcext:value-type="string">
            <text:p>+ 1 row</text:p>
          </table:table-cell>
          <table:table-cell table:style-name="ce8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9" calcext:value-type="float">
            <text:p>29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12]*(8/[.D12])*[.C12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LOG([.C12]/[.D12]; 2) + 16" office:value-type="float" office:value="15" calcext:value-type="float">
            <text:p>15</text:p>
          </table:table-cell>
          <table:covered-table-cell/>
          <table:table-cell table:style-name="ce8"/>
          <table:table-cell table:style-name="ce8" office:value-type="string" calcext:value-type="string">
            <text:p>1,1,4,4</text:p>
          </table:table-cell>
          <table:table-cell table:style-name="ce8" office:value-type="string" calcext:value-type="string">
            <text:p>- 1 row</text:p>
          </table:table-cell>
          <table:table-cell table:style-name="ce8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table:style-name="ce13" office:value-type="float" office:value="29" calcext:value-type="float">
            <text:p>29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13]*(8/[.D13])*[.C13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13]/[.D13]; 2) + 16" office:value-type="float" office:value="16" calcext:value-type="float">
            <text:p>16</text:p>
          </table:table-cell>
          <table:covered-table-cell/>
          <table:table-cell table:style-name="ce8" office:value-type="string" calcext:value-type="string">
            <text:p>1,1,4,4</text:p>
          </table:table-cell>
          <table:table-cell table:style-name="ce8" table:number-columns-repeated="3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float" office:value="29" calcext:value-type="float">
            <text:p>29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" calcext:value-type="float">
            <text:p>1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14]*(8/[.D14])*[.C1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14]/[.D14]; 2) + 16" office:value-type="float" office:value="17" calcext:value-type="float">
            <text:p>17</text:p>
          </table:table-cell>
          <table:covered-table-cell/>
          <table:table-cell table:style-name="ce8" office:value-type="string" calcext:value-type="string">
            <text:p>1,1,8,4</text:p>
          </table:table-cell>
          <table:table-cell table:style-name="ce8" table:number-columns-repeated="3"/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29" calcext:value-type="float">
            <text:p>29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" office:value-type="float" office:value="2" calcext:value-type="float" table:number-columns-spanned="1" table:number-rows-spanned="6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covered-table-cell table:number-columns-repeated="2"/>
          <table:table-cell table:formula="of:=[.B15]*(8/[.D15])*[.C15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15]/[.D15]; 2) + 16"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---</text:p>
          </table:table-cell>
          <table:table-cell/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 office:value-type="string" calcext:value-type="string" table:number-columns-spanned="3" table:number-rows-spanned="48">
            <text:p>The order of PA bit numbers from left to right is the same across all non-1R DIMMs, there are holes for bits that are not present for a given configuration.</text:p>
          </table:table-cell>
          <table:covered-table-cell table:number-columns-repeated="2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16]*(8/[.D16])*[.C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16]/[.D16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,2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2" calcext:value-type="float">
            <text:p>2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17]*(8/[.D17])*[.C17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17]/[.D17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,2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18]*(8/[.D18])*[.C18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18]/[.D18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2,2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19]*(8/[.D19])*[.C1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19]/[.D19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2,2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20]*(8/[.D20])*[.C20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20]/[.D20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2,2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4" calcext:value-type="float" table:number-columns-spanned="1" table:number-rows-spanned="6">
            <text:p>4</text:p>
          </table:table-cell>
          <table:table-cell table:style-name="ce1" office:value-type="float" office:value="4" calcext:value-type="float" table:number-columns-spanned="1" table:number-rows-spanned="6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covered-table-cell table:number-columns-repeated="2"/>
          <table:table-cell table:formula="of:=[.B21]*(8/[.D21])*[.C21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21]/[.D21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,2,4,4</text:p>
          </table:table-cell>
          <table:table-cell office:value-type="string" calcext:value-type="string">
            <text:p>+ 1 mrank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22]*(8/[.D22])*[.C22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22]/[.D22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,4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23]*(8/[.D23])*[.C23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23]/[.D23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,4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24]*(8/[.D24])*[.C2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24]/[.D24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,4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25]*(8/[.D25])*[.C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25]/[.D25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4,4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26]*(8/[.D26])*[.C26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26]/[.D26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4,4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1" calcext:value-type="float" table:number-columns-spanned="1" table:number-rows-spanned="18">
            <text:p>1</text:p>
          </table:table-cell>
          <table:table-cell table:style-name="ce1" office:value-type="float" office:value="2" calcext:value-type="float" table:number-columns-spanned="1" table:number-rows-spanned="6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2H</text:p>
          </table:table-cell>
          <table:table-cell table:style-name="ce1" office:value-type="string" calcext:value-type="string" table:number-columns-spanned="1" table:number-rows-spanned="36">
            <text:p>3DS</text:p>
          </table:table-cell>
          <table:table-cell table:formula="of:=[.B27]*(8/[.D27])*[.C27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27]/[.D27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,2,4,4</text:p>
          </table:table-cell>
          <table:table-cell office:value-type="string" calcext:value-type="string">
            <text:p>- 1 mrank, + 1 srank</text:p>
          </table:table-cell>
          <table:table-cell/>
          <table:table-cell table:style-name="ce11" office:value-type="string" calcext:value-type="string">
            <text:p>D bit not changed, no d_bit_helper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28]*(8/[.D28])*[.C28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28]/[.D28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,2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2" calcext:value-type="float">
            <text:p>2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29]*(8/[.D29])*[.C29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29]/[.D29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,2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30]*(8/[.D30])*[.C30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G([.C30]/[.D30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,2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31]*(8/[.D31])*[.C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31]/[.D31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1,2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32]*(8/[.D32])*[.C3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32]/[.D32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1,2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 table:style-name="ce1"/>
          <table:table-cell table:style-name="ce1" office:value-type="float" office:value="4" calcext:value-type="float" table:number-columns-spanned="1" table:number-rows-spanned="6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4H</text:p>
          </table:table-cell>
          <table:covered-table-cell/>
          <table:table-cell table:formula="of:=[.B33]*(8/[.D33])*[.C3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33]/[.D33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2,4,4</text:p>
          </table:table-cell>
          <table:table-cell office:value-type="string" calcext:value-type="string">
            <text:p>+ 1 srank, + 1 row</text:p>
          </table:table-cell>
          <table:table-cell office:value-type="string" calcext:value-type="string">
            <text:p>d_bit_helper</text:p>
          </table:table-cell>
          <table:table-cell office:value-type="string" calcext:value-type="string">
            <text:p>„+1 row” overwrites previous setting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34]*(8/[.D34])*[.C34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34]/[.D34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,4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35]*(8/[.D35])*[.C35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35]/[.D35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,4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36]*(8/[.D36])*[.C36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36]/[.D36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,4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37]*(8/[.D37])*[.C3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37]/[.D37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1,4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38]*(8/[.D38])*[.C38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38]/[.D38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1,4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 table:style-name="ce1"/>
          <table:table-cell table:style-name="ce1" office:value-type="float" office:value="8" calcext:value-type="float" table:number-columns-spanned="1" table:number-rows-spanned="6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8H</text:p>
          </table:table-cell>
          <table:covered-table-cell/>
          <table:table-cell table:formula="of:=[.B39]*(8/[.D39])*[.C39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39]/[.D39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4,4,4</text:p>
          </table:table-cell>
          <table:table-cell office:value-type="string" calcext:value-type="string">
            <text:p>+ 1 srank, + 1 row</text:p>
          </table:table-cell>
          <table:table-cell office:value-type="string" calcext:value-type="string">
            <text:p>d_bit_helper</text:p>
          </table:table-cell>
          <table:table-cell office:value-type="string" calcext:value-type="string">
            <text:p>„+1 row” overwrites previous setting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40]*(8/[.D40])*[.C40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40]/[.D40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,8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8" calcext:value-type="float">
            <text:p>8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41]*(8/[.D41])*[.C41]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LOG([.C41]/[.D41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,8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42]*(8/[.D42])*[.C4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42]/[.D42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,8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8" calcext:value-type="float">
            <text:p>8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43]*(8/[.D43])*[.C43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43]/[.D43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1,8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44]*(8/[.D44])*[.C44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44]/[.D44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1,8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float" office:value="2" calcext:value-type="float" table:number-columns-spanned="1" table:number-rows-spanned="18">
            <text:p>2</text:p>
          </table:table-cell>
          <table:table-cell table:style-name="ce1" office:value-type="float" office:value="4" calcext:value-type="float" table:number-columns-spanned="1" table:number-rows-spanned="6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2H</text:p>
          </table:table-cell>
          <table:covered-table-cell/>
          <table:table-cell table:formula="of:=[.B45]*(8/[.D45])*[.C4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45]/[.D45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4,4,4</text:p>
          </table:table-cell>
          <table:table-cell office:value-type="string" calcext:value-type="string">
            <text:p>+ 1 mrank, -1 srank</text:p>
          </table:table-cell>
          <table:table-cell/>
          <table:table-cell table:style-name="ce11" office:value-type="string" calcext:value-type="string">
            <text:p>D bit not changed, no d_bit_helper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46]*(8/[.D46])*[.C46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46]/[.D46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,4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47]*(8/[.D47])*[.C47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47]/[.D47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,4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48]*(8/[.D48])*[.C48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48]/[.D48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2,4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49]*(8/[.D49])*[.C49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49]/[.D49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2,4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50]*(8/[.D50])*[.C50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50]/[.D50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2,4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 table:style-name="ce1"/>
          <table:table-cell table:style-name="ce1" office:value-type="float" office:value="8" calcext:value-type="float" table:number-columns-spanned="1" table:number-rows-spanned="6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4H</text:p>
          </table:table-cell>
          <table:covered-table-cell/>
          <table:table-cell table:formula="of:=[.B51]*(8/[.D51])*[.C51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51]/[.D51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8,4,4</text:p>
          </table:table-cell>
          <table:table-cell office:value-type="string" calcext:value-type="string">
            <text:p>+ 1 mrank, -1 srank</text:p>
          </table:table-cell>
          <table:table-cell/>
          <table:table-cell table:style-name="ce11" office:value-type="string" calcext:value-type="string">
            <text:p>D bit not changed, no d_bit_helper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52]*(8/[.D52])*[.C52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52]/[.D52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,8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8" calcext:value-type="float">
            <text:p>8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53]*(8/[.D53])*[.C53]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LOG([.C53]/[.D53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,8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54]*(8/[.D54])*[.C5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LOG([.C54]/[.D54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2,8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8" calcext:value-type="float">
            <text:p>8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55]*(8/[.D55])*[.C55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55]/[.D55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2,8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56]*(8/[.D56])*[.C56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56]/[.D56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2,8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 table:style-name="ce1"/>
          <table:table-cell table:style-name="ce1" office:value-type="float" office:value="16" calcext:value-type="float" table:number-columns-spanned="1" table:number-rows-spanned="6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6">
            <text:p>8H</text:p>
          </table:table-cell>
          <table:covered-table-cell/>
          <table:table-cell table:formula="of:=[.B57]*(8/[.D57])*[.C57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57]/[.D57]; 2) + 16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8,4,4</text:p>
          </table:table-cell>
          <table:table-cell office:value-type="string" calcext:value-type="string">
            <text:p>+ 1 mrank, +1 row</text:p>
          </table:table-cell>
          <table:table-cell office:value-type="string" calcext:value-type="string">
            <text:p>d_bit_helper</text:p>
          </table:table-cell>
          <table:table-cell office:value-type="string" calcext:value-type="string">
            <text:p>„+1 row” overwrites previous setting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6" calcext:value-type="float">
            <text:p>16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58]*(8/[.D58])*[.C58]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LOG([.C58]/[.D58]; 2) + 16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,16,4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6" calcext:value-type="float">
            <text:p>16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formula="of:=[.B59]*(8/[.D59])*[.C59]"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LOG([.C59]/[.D59]; 2) + 16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,16,8,4</text:p>
          </table:table-cell>
          <table:table-cell office:value-type="string" calcext:value-type="string">
            <text:p>+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6" calcext:value-type="float">
            <text:p>16</text:p>
          </table:covered-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covered-table-cell table:number-columns-repeated="2"/>
          <table:table-cell table:formula="of:=[.B60]*(8/[.D60])*[.C60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LOG([.C60]/[.D60]; 2) + 16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2,16,4,4</text:p>
          </table:table-cell>
          <table:table-cell office:value-type="string" calcext:value-type="string">
            <text:p>- 1 row</text:p>
          </table:table-cell>
          <table:table-cell office:value-type="string" calcext:value-type="string">
            <text:p>d_bit_help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table:style-name="ce1" office:value-type="float" office:value="16" calcext:value-type="float">
            <text:p>16</text:p>
          </table:covered-table-cell>
          <table:table-cell office:value-type="float" office:value="8" calcext:value-type="float">
            <text:p>8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61]*(8/[.D61])*[.C61]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LOG([.C61]/[.D61]; 2) + 16" office:value-type="float" office:value="16" calcext:value-type="float">
            <text:p>16</text:p>
          </table:table-cell>
          <table:table-cell/>
          <table:table-cell office:value-type="string" calcext:value-type="string">
            <text:p>2,16,4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3"/>
        </table:table-row>
        <table:table-row table:style-name="ro1">
          <table:covered-table-cell/>
          <table:covered-table-cell office:value-type="float" office:value="16" calcext:value-type="float">
            <text:p>16</text:p>
          </table:covered-table-cell>
          <table:table-cell office:value-type="float" office:value="16" calcext:value-type="float">
            <text:p>16</text:p>
          </table:table-cell>
          <table:covered-table-cell office:value-type="float" office:value="8" calcext:value-type="float">
            <text:p>8</text:p>
          </table:covered-table-cell>
          <table:covered-table-cell table:number-columns-repeated="2"/>
          <table:table-cell table:formula="of:=[.B62]*(8/[.D62])*[.C62]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LOG([.C62]/[.D62]; 2) + 16" office:value-type="float" office:value="17" calcext:value-type="float">
            <text:p>17</text:p>
          </table:table-cell>
          <table:table-cell/>
          <table:table-cell office:value-type="string" calcext:value-type="string">
            <text:p>2,16,8,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15" office:value-type="string" calcext:value-type="string">
            <text:p>^ a,b,c,d is the same as a,b,c/2,d/2</text:p>
          </table:table-cell>
          <table:table-cell table:style-name="ce16" table:number-columns-repeated="2"/>
          <table:table-cell table:style-name="Default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^ row bits can be read from SPD or calculated from other values: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DDR4 has 4 bank groups, 4 bank in each group, each addressed by col bits and row bits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density = 4 * 4 * 2^(col bits) * 2^(row bits) * width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density = 2^(4 + col bits + row bits + log2</text:span>(width))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log2(density) = 4 + col bits + row bits + log2</text:span>(width)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row bits = log2(density) – (4 + col bits + log2</text:span>(width)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Taking into account Gb → b conversion and substituting col bits: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row bits = log2(density) + 30 – 14 – log2</text:span>(width)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row bits = log2(density) + 16 – log2(</text:span>width)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row bits = log2(density</text:span>/width) + 16</text:p>
          </table:table-cell>
          <table:table-cell/>
          <table:table-cell table:style-name="Default" table:number-columns-repeated="4"/>
          <table:table-cell/>
          <table:table-cell table:style-name="Default" table:number-columns-repeated="10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3:37:22.3738697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16:30:47.574615110</meta:creation-date>
    <dc:date>2021-01-21T13:54:00.309549298</dc:date>
    <meta:editing-duration>PT10H50M37S</meta:editing-duration>
    <meta:editing-cycles>35</meta:editing-cycles>
    <meta:generator>LibreOffice/6.0.7.3$Linux_X86_64 LibreOffice_project/00m0$Build-3</meta:generator>
    <meta:document-statistic meta:table-count="1" meta:cell-count="1703" meta:object-count="0"/>
  </office:meta>
</office:document-meta>
</file>